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18d9" officeooo:paragraph-rsid="000f18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Chaustore V4</text:p>
      <text:p text:style-name="P1"/>
      <text:p text:style-name="P1">1&gt; organisation du contenu</text:p>
      <text:p text:style-name="P1"><text:s text:c="2"/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9:50:27.995361939</meta:creation-date>
    <dc:date>2019-11-19T13:49:58.957496759</dc:date>
    <meta:editing-duration>PT3H29M14S</meta:editing-duration>
    <meta:editing-cycles>1</meta:editing-cycles>
    <meta:document-statistic meta:table-count="0" meta:image-count="0" meta:object-count="0" meta:page-count="1" meta:paragraph-count="3" meta:word-count="8" meta:character-count="49" meta:non-whitespace-character-count="41"/>
    <meta:generator>LibreOffice/6.0.7.3$Linux_X86_64 LibreOffice_project/00m0$Build-3</meta:generator>
  </office:meta>
</office:document-meta>
</file>